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000000"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000000"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00000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000000"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000000"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000000"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4">
      <style:paragraph-properties>
        <style:tab-stops>
          <style:tab-stop style:position="15.503cm" style:type="right" style:leader-style="dotted" style:leader-text="."/>
        </style:tab-stops>
      </style:paragraph-properties>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5213_747461095" text:style-name="Index_20_Link" text:visited-style-name="Index_20_Link">2.1 Benutzergruppen<text:tab/>1</text:a></text:p>
          <text:p text:style-name="P1"><text:a xlink:type="simple" xlink:href="#__RefHeading__4190_1263209261" text:style-name="Index_20_Link" text:visited-style-name="Index_20_Link">2.2 Account<text:tab/>1</text:a></text:p>
          <text:p text:style-name="P2"><text:a xlink:type="simple" xlink:href="#__RefHeading__4192_1263209261" text:style-name="Index_20_Link" text:visited-style-name="Index_20_Link">2.2.1 Registrierung<text:tab/>1</text:a></text:p>
          <text:p text:style-name="P2"><text:a xlink:type="simple" xlink:href="#__RefHeading__5087_747461095" text:style-name="Index_20_Link" text:visited-style-name="Index_20_Link">2.2.2 Login<text:tab/>2</text:a></text:p>
          <text:p text:style-name="P3"><text:a xlink:type="simple" xlink:href="#__RefHeading__1264_825139797" text:style-name="Index_20_Link" text:visited-style-name="Index_20_Link">2.2.2.1 Beschreibung des Login-Formulars<text:tab/>2</text:a></text:p>
          <text:p text:style-name="P3"><text:a xlink:type="simple" xlink:href="#__RefHeading__1266_825139797" text:style-name="Index_20_Link" text:visited-style-name="Index_20_Link">2.2.2.2 Benutzerkonto<text:tab/>2</text:a></text:p>
          <text:p text:style-name="P2"><text:a xlink:type="simple" xlink:href="#__RefHeading__1268_825139797" text:style-name="Index_20_Link" text:visited-style-name="Index_20_Link">2.2.3 Logout<text:tab/>2</text:a></text:p>
          <text:p text:style-name="P2"><text:a xlink:type="simple" xlink:href="#__RefHeading__5089_747461095" text:style-name="Index_20_Link" text:visited-style-name="Index_20_Link">2.2.4 Accountseite<text:tab/>2</text:a></text:p>
          <text:p text:style-name="P3"><text:a xlink:type="simple" xlink:href="#__RefHeading__5091_747461095" text:style-name="Index_20_Link" text:visited-style-name="Index_20_Link">2.2.4.1 Eigene Buchungen<text:tab/>3</text:a></text:p>
          <text:p text:style-name="P3"><text:a xlink:type="simple" xlink:href="#__RefHeading__4194_1263209261" text:style-name="Index_20_Link" text:visited-style-name="Index_20_Link">2.2.4.2 Profil bearbeiten<text:tab/>3</text:a></text:p>
          <text:p text:style-name="P2"><text:a xlink:type="simple" xlink:href="#__RefHeading__5093_747461095" text:style-name="Index_20_Link" text:visited-style-name="Index_20_Link">2.2.5 Gruppen<text:tab/>3</text:a></text:p>
          <text:p text:style-name="P3"><text:a xlink:type="simple" xlink:href="#__RefHeading__4196_1263209261" text:style-name="Index_20_Link" text:visited-style-name="Index_20_Link">2.2.5.1 Gruppenverwaltung<text:tab/>3</text:a></text:p>
          <text:p text:style-name="P1"><text:a xlink:type="simple" xlink:href="#__RefHeading__4198_1263209261" text:style-name="Index_20_Link" text:visited-style-name="Index_20_Link">2.3. Ressourcen<text:tab/>3</text:a></text:p>
          <text:p text:style-name="P2"><text:a xlink:type="simple" xlink:href="#__RefHeading__5099_747461095" text:style-name="Index_20_Link" text:visited-style-name="Index_20_Link">2.3.1 Eigene Ressourcen<text:tab/>4</text:a></text:p>
          <text:p text:style-name="P2"><text:a xlink:type="simple" xlink:href="#__RefHeading__5101_747461095" text:style-name="Index_20_Link" text:visited-style-name="Index_20_Link">2.3.2 Eigene Ressourcen Verwaltung<text:tab/>4</text:a></text:p>
          <text:p text:style-name="P2"><text:a xlink:type="simple" xlink:href="#__RefHeading__5103_747461095" text:style-name="Index_20_Link" text:visited-style-name="Index_20_Link">2.3.3 Ressourcenansicht<text:tab/>4</text:a></text:p>
          <text:p text:style-name="P3"><text:a xlink:type="simple" xlink:href="#__RefHeading__5327_747461095" text:style-name="Index_20_Link" text:visited-style-name="Index_20_Link">2.3.3.1 Status der Verfügbarkeit<text:tab/>4</text:a></text:p>
          <text:p text:style-name="P3"><text:a xlink:type="simple" xlink:href="#__RefHeading__5329_747461095" text:style-name="Index_20_Link" text:visited-style-name="Index_20_Link">2.3.3.2 Filterfunktion<text:tab/>4</text:a></text:p>
          <text:p text:style-name="P3"><text:a xlink:type="simple" xlink:href="#__RefHeading__5331_747461095" text:style-name="Index_20_Link" text:visited-style-name="Index_20_Link">2.3.3.3 Schaltfläche neue Ressource<text:tab/>4</text:a></text:p>
          <text:p text:style-name="P2"><text:a xlink:type="simple" xlink:href="#__RefHeading__5321_747461095" text:style-name="Index_20_Link" text:visited-style-name="Index_20_Link">2.3.4 Detailressourcenansicht<text:tab/>4</text:a></text:p>
          <text:p text:style-name="P3"><text:a xlink:type="simple" xlink:href="#__RefHeading__5333_747461095" text:style-name="Index_20_Link" text:visited-style-name="Index_20_Link">2.3.4.1 Bildergalerie <text:tab/>4</text:a></text:p>
          <text:p text:style-name="P3"><text:a xlink:type="simple" xlink:href="#__RefHeading__5335_747461095" text:style-name="Index_20_Link" text:visited-style-name="Index_20_Link">2.3.4.2 Kalender<text:tab/>5</text:a></text:p>
          <text:p text:style-name="P3"><text:a xlink:type="simple" xlink:href="#__RefHeading__5337_747461095" text:style-name="Index_20_Link" text:visited-style-name="Index_20_Link">2.3.4.3 Buchungen<text:tab/>5</text:a></text:p>
          <text:p text:style-name="P2"><text:a xlink:type="simple" xlink:href="#__RefHeading__5107_747461095" text:style-name="Index_20_Link" text:visited-style-name="Index_20_Link">2.3.5 neue Ressource<text:tab/>5</text:a></text:p>
        </text:index-body>
      </text:table-of-content>
      <text:p text:style-name="Title"/>
      <text:p text:style-name="Text_20_body"/>
      <text:h text:style-name="Heading_20_2" text:outline-level="2"><text:bookmark-start text:name="__RefHeading__5213_747461095"/>2.1 Benutzergruppen<text:bookmark-end text:name="__RefHeading__5213_747461095"/></text:h>
      <text:p text:style-name="Text_20_body">Die Software unterscheidet zwischen Registrierten und nicht registrierten Benutzern.</text:p>
      <table:table table:name="Tabelle1" table:style-name="Tabelle1">
        <table:table-column table:style-name="Tabelle1.A"/>
        <table:table-column table:style-name="Tabelle1.B"/>
        <table:table-row>
          <table:table-cell table:style-name="Tabelle1.A1" office:value-type="string">
            <text:p text:style-name="Table_20_Contents">Benutzerstatus</text:p>
          </table:table-cell>
          <table:table-cell table:style-name="Tabelle1.B1" office:value-type="string">
            <text:p text:style-name="Table_20_Contents">Sicherheitsfreigabe</text:p>
          </table:table-cell>
        </table:table-row>
        <table:table-row>
          <table:table-cell table:style-name="Tabelle1.A3" office:value-type="string">
            <text:p text:style-name="Table_20_Contents">Registriert</text:p>
          </table:table-cell>
          <table:table-cell table:style-name="Tabelle1.B3" office:value-type="string">
            <text:p text:style-name="Table_20_Contents">Voll – Zugriff auf alle xhtml Seiten</text:p>
          </table:table-cell>
        </table:table-row>
        <table:table-row>
          <table:table-cell table:style-name="Tabelle1.A3" office:value-type="string">
            <text:p text:style-name="Table_20_Contents">Nicht registriert</text:p>
          </table:table-cell>
          <table:table-cell table:style-name="Tabelle1.B3" office:value-type="string">
            <text:p text:style-name="Table_20_Contents">Gering – Zugriff auf index.xhtml und Registrierung</text:p>
          </table:table-cell>
        </table:table-row>
      </table:table>
      <text:p text:style-name="Text_20_body"/>
      <text:h text:style-name="Heading_20_2" text:outline-level="2"><text:bookmark-start text:name="__RefHeading__4190_1263209261"/>2.2 Account<text:bookmark-end text:name="__RefHeading__4190_1263209261"/></text:h>
      <text:p text:style-name="Text_20_body">Der Account beschreibt die für den Benutzer privaten Informationen und Funktionen.</text:p>
      <text:h text:style-name="Heading_20_3" text:outline-level="3"><text:bookmark-start text:name="__RefHeading__4192_1263209261"/>2.2.1 Registrierung<text:bookmark-end text:name="__RefHeading__4192_1263209261"/></text:h>
      <text:p text:style-name="Text_20_body">Um sich als Nutzer registrieren zu können, muss der Benutzer die Registrierungsschaltfläche anwählen. Der Benutzer wird dann umgehend zu einem Registrierungsformular weitergeleitet in dem folgende Angaben getätigt werden müssen:</text:p>
      <text:p text:style-name="Text_20_body"/>
      <table:table table:name="Tabelle2" table:style-name="Tabelle2">
        <table:table-column table:style-name="Tabelle2.A"/>
        <table:table-column table:style-name="Tabelle2.B"/>
        <text:soft-page-break/>
        <table:table-row>
          <table:table-cell table:style-name="Tabelle2.A1" office:value-type="string">
            <text:p text:style-name="Table_20_Contents">Feldname</text:p>
          </table:table-cell>
          <table:table-cell table:style-name="Tabelle2.B1" office:value-type="string">
            <text:p text:style-name="Table_20_Contents">Beschreibung</text:p>
          </table:table-cell>
        </table:table-row>
        <table:table-row>
          <table:table-cell table:style-name="Tabelle2.A7" office:value-type="string">
            <text:p text:style-name="Table_20_Contents">Username</text:p>
          </table:table-cell>
          <table:table-cell table:style-name="Tabelle2.B7" office:value-type="string">
            <text:p text:style-name="Table_20_Contents">Validierung bezüglich vorhandener Existenz</text:p>
          </table:table-cell>
        </table:table-row>
        <table:table-row>
          <table:table-cell table:style-name="Tabelle2.A7" office:value-type="string">
            <text:p text:style-name="Table_20_Contents">Email</text:p>
          </table:table-cell>
          <table:table-cell table:style-name="Tabelle2.B7" office:value-type="string">
            <text:p text:style-name="Table_20_Contents">Validierung auf korrekte Form</text:p>
          </table:table-cell>
        </table:table-row>
        <table:table-row>
          <table:table-cell table:style-name="Tabelle2.A7" office:value-type="string">
            <text:p text:style-name="Table_20_Contents">Passwort</text:p>
          </table:table-cell>
          <table:table-cell table:style-name="Tabelle2.B7" office:value-type="string">
            <text:p text:style-name="Table_20_Contents">Wird nicht als Klartext angezeigt</text:p>
          </table:table-cell>
        </table:table-row>
        <table:table-row>
          <table:table-cell table:style-name="Tabelle2.A7" office:value-type="string">
            <text:p text:style-name="Table_20_Contents">Passwort Wiederholung</text:p>
          </table:table-cell>
          <table:table-cell table:style-name="Tabelle2.B7" office:value-type="string">
            <text:p text:style-name="Table_20_Contents">Wird nicht als Klartext angezeigt.</text:p>
            <text:p text:style-name="Table_20_Contents">Es müssen beide Passwortfeldeingaben übereinstimmen.</text:p>
          </table:table-cell>
        </table:table-row>
        <table:table-row>
          <table:table-cell table:style-name="Tabelle2.A7" office:value-type="string">
            <text:p text:style-name="Table_20_Contents">Vorname</text:p>
          </table:table-cell>
          <table:table-cell table:style-name="Tabelle2.B7" office:value-type="string">
            <text:p text:style-name="Table_20_Contents"/>
          </table:table-cell>
        </table:table-row>
        <table:table-row>
          <table:table-cell table:style-name="Tabelle2.A7" office:value-type="string">
            <text:p text:style-name="Table_20_Contents">Nachname</text:p>
          </table:table-cell>
          <table:table-cell table:style-name="Tabelle2.B7" office:value-type="string">
            <text:p text:style-name="Table_20_Contents"/>
          </table:table-cell>
        </table:table-row>
      </table:table>
      <text:p text:style-name="Text_20_body"/>
      <text:p text:style-name="Text_20_body">Nachdem der Benutzer seine Angaben eingegeben hat, kann er diese durch einen Klick auf die Registrierungsschaltfläche absenden.</text:p>
      <text:p text:style-name="Text_20_body">Eine Freischaltung des Accounts erfolgt durch <text:s/>Administratoren.</text:p>
      <text:p text:style-name="Text_20_body">Mögliche Erweiterung: </text:p>
      <text:p text:style-name="Text_20_body">Eine Passwort Analyse zeigt dem Benutzer eine allgemein Sicherheitseinschätzung seines gewählten Passwortes.</text:p>
      <text:p text:style-name="Text_20_body"/>
      <text:h text:style-name="Heading_20_3" text:outline-level="3"><text:bookmark-start text:name="__RefHeading__5087_747461095"/>2.2.2 Login<text:bookmark-end text:name="__RefHeading__5087_747461095"/></text:h>
      <text:p text:style-name="Text_20_body">Ein Login ist erst nach erfolgreicher abgeschlossener Registrierung des Benutzers möglich.</text:p>
      <text:h text:style-name="Heading_20_4" text:outline-level="4"><text:bookmark-start text:name="__RefHeading__1264_825139797"/>2.2.2.1 Beschreibung des Login-Formulars<text:bookmark-end text:name="__RefHeading__1264_825139797"/></text:h>
      <text:p text:style-name="Text_20_body">In der Menüleiste der Kopfzeile gibt es einen „Shortway“,also einen schnellen Weg, sich anzumelden. Bei korrekter Eingabe der Benutzerdaten und Betätigung der Login-Schaltfläche wird der Benutzer eingeloggt. </text:p>
      <text:h text:style-name="Heading_20_4" text:outline-level="4"><text:bookmark-start text:name="__RefHeading__1266_825139797"/>2.2.2.2 Benutzerkonto<text:bookmark-end text:name="__RefHeading__1266_825139797"/></text:h>
      <text:p text:style-name="Text_20_body">Wenn der Benutzer angemeldet ist, erhält er im Navigationsmenü einen Unterpunkt „Benutzerkonto“. Dieser ermöglicht ihm die Navigation zur Kontoseite.</text:p>
      <text:h text:style-name="Heading_20_3" text:outline-level="3"><text:bookmark-start text:name="__RefHeading__1268_825139797"/>2.2.3 Logout<text:bookmark-end text:name="__RefHeading__1268_825139797"/></text:h>
      <text:p text:style-name="Text_20_body">Ist der Benutzer angemeldet ändert sich der Zustand der Login-Schaltfläche in der Kopfzeile. Dem Benutzer wird nun ein Logout-Schaltfläche dargestellt. Möchte der Benutzer sich abmelden, so muss er auf die Logout-Schaltfläche klicken. Danach werden die Funktionalitäten und Rechte eines angemeldeten Benutzers wieder entfernt. Der Benutzer kann keine Buchungen/Reservierungen mehr vornehmen und hat ebenfalls keinen Zugriff mehr auf das &lt;&lt;&lt;&lt;Accountpanel.</text:p>
      <text:h text:style-name="Heading_20_3" text:outline-level="3"><text:bookmark-start text:name="__RefHeading__5089_747461095"/>2.2.4 Accountseite<text:bookmark-end text:name="__RefHeading__5089_747461095"/></text:h>
      <text:p text:style-name="Text_20_body">Auf der Accountseite werden dem Benutzer seine Accountinformationen, welche er bei der Registrierung angab, aufgezeigt. Das Passwort wird auch hier nicht im Klartext angezeigt. Es befinden sich mehrere Navigationselemente und Interaktionselemente(Schaltflächen) auf dieser Seite.</text:p>
      <text:p text:style-name="Text_20_body"/>
      <text:p text:style-name="Text_20_body"><text:soft-page-break/></text:p>
      <table:table table:name="Tabelle3" table:style-name="Tabelle3">
        <table:table-column table:style-name="Tabelle3.A"/>
        <table:table-column table:style-name="Tabelle3.B"/>
        <table:table-row>
          <table:table-cell table:style-name="Tabelle3.A1" office:value-type="string">
            <text:p text:style-name="Table_20_Contents">Navigations-/Interaktionselement</text:p>
          </table:table-cell>
          <table:table-cell table:style-name="Tabelle3.B1" office:value-type="string">
            <text:p text:style-name="Table_20_Contents">Beschreibung</text:p>
          </table:table-cell>
        </table:table-row>
        <table:table-row>
          <table:table-cell table:style-name="Tabelle3.A5" office:value-type="string">
            <text:p text:style-name="Table_20_Contents">Profil bearbeiten</text:p>
          </table:table-cell>
          <table:table-cell table:style-name="Tabelle3.B5" office:value-type="string">
            <text:p text:style-name="Table_20_Contents">Ermöglicht die Bearbeitung des eigenen Profils. </text:p>
          </table:table-cell>
        </table:table-row>
        <table:table-row>
          <table:table-cell table:style-name="Tabelle3.A5" office:value-type="string">
            <text:p text:style-name="Table_20_Contents">Gruppenverwaltung</text:p>
          </table:table-cell>
          <table:table-cell table:style-name="Tabelle3.B5" office:value-type="string">
            <text:p text:style-name="Table_20_Contents">Navigiert den Benutzer zur Gruppenverwaltung</text:p>
          </table:table-cell>
        </table:table-row>
        <table:table-row>
          <table:table-cell table:style-name="Tabelle3.A5" office:value-type="string">
            <text:p text:style-name="Table_20_Contents">Eigene Ressourcen</text:p>
          </table:table-cell>
          <table:table-cell table:style-name="Tabelle3.B5" office:value-type="string">
            <text:p text:style-name="Table_20_Contents">Navigiert den Benutzer zu den eigenen Ressourcen</text:p>
          </table:table-cell>
        </table:table-row>
        <table:table-row>
          <table:table-cell table:style-name="Tabelle3.A5" office:value-type="string">
            <text:p text:style-name="Table_20_Contents">Eigene Buchungen</text:p>
          </table:table-cell>
          <table:table-cell table:style-name="Tabelle3.B5" office:value-type="string">
            <text:p text:style-name="Table_20_Contents">Navigiert den Benutzer zu den eigenen Buchungen</text:p>
          </table:table-cell>
        </table:table-row>
      </table:table>
      <text:p text:style-name="Text_20_body"/>
      <text:h text:style-name="Heading_20_4" text:outline-level="4"><text:bookmark-start text:name="__RefHeading__5091_747461095"/>2.2.4.1 Eigene Buchungen<text:bookmark-end text:name="__RefHeading__5091_747461095"/></text:h>
      <text:p text:style-name="Text_20_body">Dem Benutzer werden alle von ihm gebuchten Ressourcen angezeigt</text:p>
      <text:h text:style-name="Heading_20_4" text:outline-level="4"><text:bookmark-start text:name="__RefHeading__4194_1263209261"/>2.2.4.2 Profil bearbeiten<text:bookmark-end text:name="__RefHeading__4194_1263209261"/></text:h>
      <text:p text:style-name="Text_20_body">Der Benutzer kann sein Profil bearbeiten. Es gelten die gleichen Richtlinien wie bei der Registrierung.</text:p>
      <text:p text:style-name="Text_20_body">Außerdem hat der Benutzer die Möglichkeit sein Profil zu löschen und wird nach Tätigung automatisch abgemeldet.</text:p>
      <text:h text:style-name="Heading_20_3" text:outline-level="3"><text:bookmark-start text:name="__RefHeading__5093_747461095"/>2.2.5 Gruppen<text:bookmark-end text:name="__RefHeading__5093_747461095"/></text:h>
      <text:p text:style-name="Text_20_body">Gruppen ermöglichen es dem Benutzer mehrere Benutzer zu einer Einheit zusammenzufügen um Ressourcen gemeinschaftlich buchen zu können. Beim Buchen einer Ressource, welche als Privat gekennzeichnet ist <office:annotation><dc:creator>Wegner Kevin</dc:creator><dc:date>2013-11-19T09:03:44</dc:date><text:list text:style-name=""><text:list-item><text:p text:style-name="P4"><text:span text:style-name="T1">Satzteil fehlt?</text:span></text:p></text:list-item></text:list></office:annotation></text:p>
      <text:h text:style-name="Heading_20_4" text:outline-level="4"><text:bookmark-start text:name="__RefHeading__4196_1263209261"/>2.2.5.1 Gruppenverwaltung<text:bookmark-end text:name="__RefHeading__4196_1263209261"/></text:h>
      <text:p text:style-name="Text_20_body">Dem Benutzer werden alle Gruppen in denen er sich befindet angezeigt. Des Weiteren kann der Benutzer neue Gruppen erstellen.</text:p>
      <text:p text:style-name="Text_20_body">Um eine Gruppe erstellen zu können, müssen folgende Angaben beschrieben werden:</text:p>
      <table:table table:name="Tabelle4" table:style-name="Tabelle4">
        <table:table-column table:style-name="Tabelle4.A"/>
        <table:table-column table:style-name="Tabelle4.B"/>
        <table:table-row>
          <table:table-cell table:style-name="Tabelle4.A1" office:value-type="string">
            <text:p text:style-name="Table_20_Contents">Feldname</text:p>
          </table:table-cell>
          <table:table-cell table:style-name="Tabelle4.B1" office:value-type="string">
            <text:p text:style-name="Table_20_Contents">Beschreibung</text:p>
          </table:table-cell>
        </table:table-row>
        <table:table-row>
          <table:table-cell table:style-name="Tabelle4.A3" office:value-type="string">
            <text:p text:style-name="Table_20_Contents">Gruppenname</text:p>
          </table:table-cell>
          <table:table-cell table:style-name="Tabelle4.B3" office:value-type="string">
            <text:p text:style-name="Table_20_Contents">Der Name der Gruppe</text:p>
          </table:table-cell>
        </table:table-row>
        <table:table-row>
          <table:table-cell table:style-name="Tabelle4.A3" office:value-type="string">
            <text:p text:style-name="Table_20_Contents">Gruppenschlüssel</text:p>
          </table:table-cell>
          <table:table-cell table:style-name="Tabelle4.B3" office:value-type="string">
            <text:p text:style-name="Table_20_Contents">Nur Benutzer mit gültigem Gruppenschlüssel können eine private Ressource nutzen.</text:p>
          </table:table-cell>
        </table:table-row>
      </table:table>
      <text:p text:style-name="Text_20_body"/>
      <text:p text:style-name="Text_20_body">Vom Benutzer erstellte Gruppen werden gesondert gekennzeichnet und können gelöscht bzw. editiert werden.</text:p>
      <text:h text:style-name="Heading_20_2" text:outline-level="2"><text:bookmark-start text:name="__RefHeading__4198_1263209261"/>2.3. Ressourcen<text:bookmark-end text:name="__RefHeading__4198_1263209261"/></text:h>
      <text:p text:style-name="Text_20_body">Eine Ressource beschreibt ein Objekt, welches ein Benutzer anderen Benutzern in einem zeitlichen Bereich zur Verfügung stellen möchte.</text:p>
      <text:h text:style-name="Heading_20_3" text:outline-level="3"><text:soft-page-break/></text:h>
      <text:h text:style-name="Heading_20_3" text:outline-level="3"><text:bookmark-start text:name="__RefHeading__5099_747461095"/>2.3.1 Eigene Ressourcen<text:bookmark-end text:name="__RefHeading__5099_747461095"/></text:h>
      <text:p text:style-name="Text_20_body">Nachdem der Benutzer über die Navigationleiste zu „Eigene Ressourcen“ navigiert ist wird ihm eine Liste der von ihm eingepflegten Ressourcen angezeigt.</text:p>
      <text:h text:style-name="Heading_20_3" text:outline-level="3"><text:bookmark-start text:name="__RefHeading__5101_747461095"/>2.3.2 Eigene Ressourcen Verwaltung<text:bookmark-end text:name="__RefHeading__5101_747461095"/></text:h>
      <text:p text:style-name="Text_20_body">Unter dem Reiter „Ressourcen Verwalten“ kann der Benutzer die Daten für seine eigenen Resourcen editieren. Nach dem Editieren der Ressource muss eine Schaltfläche „Änderungen Übernehmen“ gedrückt werden, um die Änderungen an der Ressource zu bestätigen.</text:p>
      <text:h text:style-name="Heading_20_3" text:outline-level="3"><text:bookmark-start text:name="__RefHeading__5103_747461095"/>2.3.3 Ressourcenansicht<office:annotation><dc:creator>Wegner Kevin</dc:creator><dc:date>2013-11-19T09:06:00</dc:date><text:list text:continue-numbering="true" text:style-name=""><text:list-item><text:p text:style-name="P4"><text:span text:style-name="T1">Eventuelle Überarbeitung? – Absatz unklar.</text:span></text:p></text:list-item></text:list></office:annotation><text:bookmark-end text:name="__RefHeading__5103_747461095"/></text:h>
      <text:p text:style-name="Text_20_body">Nachdem der Benutzer in der Navigationsleiste die Navigation für die Ressourcenansicht tätigte, wird er auf die Ressourcenansicht geleitet. Die Ressourcenansicht bietet dem Benutzer eine Übersicht aller verfügbaren Ressourcen. Es wird dem Benutzer, welcher die Ressource erstellte, eine Kurzbeschreibung der Ressource, eine Ressourcendetailansichtsschaltfläche, die zeitliche Verfügbarkeit sowie den Status der Verfügbarkeit angezeigt. Eine Schaltfläche zum erstellen einer neuen Ressource ist weiterhin vorhanden.</text:p>
      <text:h text:style-name="Heading_20_4" text:outline-level="4"><text:bookmark-start text:name="__RefHeading__5327_747461095"/>2.3.3.1 Status der Verfügbarkeit<text:bookmark-end text:name="__RefHeading__5327_747461095"/></text:h>
      <text:p text:style-name="Text_20_body">Der Status der Verfügbarkeit gibt an inwiefern die Ressource verfügbar ist.</text:p>
      <table:table table:name="Tabelle5" table:style-name="Tabelle5">
        <table:table-column table:style-name="Tabelle5.A"/>
        <table:table-column table:style-name="Tabelle5.B"/>
        <table:table-row>
          <table:table-cell table:style-name="Tabelle5.A1" office:value-type="string">
            <text:p text:style-name="Table_20_Contents">Status der Verfügbarkeit</text:p>
          </table:table-cell>
          <table:table-cell table:style-name="Tabelle5.B1" office:value-type="string">
            <text:p text:style-name="Table_20_Contents">Beschreibung</text:p>
          </table:table-cell>
        </table:table-row>
        <table:table-row>
          <table:table-cell table:style-name="Tabelle5.A4" office:value-type="string">
            <text:p text:style-name="Text_20_body">Public</text:p>
          </table:table-cell>
          <table:table-cell table:style-name="Tabelle5.B4" office:value-type="string">
            <text:p text:style-name="Text_20_body">ohne Einschränkungen</text:p>
          </table:table-cell>
        </table:table-row>
        <table:table-row>
          <table:table-cell table:style-name="Tabelle5.A4" office:value-type="string">
            <text:p text:style-name="Text_20_body">Privat</text:p>
          </table:table-cell>
          <table:table-cell table:style-name="Tabelle5.B4" office:value-type="string">
            <text:p text:style-name="Text_20_body">Nur angegebene Gruppen</text:p>
          </table:table-cell>
        </table:table-row>
        <table:table-row>
          <table:table-cell table:style-name="Tabelle5.A4" office:value-type="string">
            <text:p text:style-name="Text_20_body">Ausgebucht</text:p>
          </table:table-cell>
          <table:table-cell table:style-name="Tabelle5.B4" office:value-type="string">
            <text:p text:style-name="Table_20_Contents">Ressource nicht mehr verfügbar</text:p>
          </table:table-cell>
        </table:table-row>
      </table:table>
      <text:p text:style-name="Text_20_body"/>
      <text:h text:style-name="Heading_20_4" text:outline-level="4"><text:bookmark-start text:name="__RefHeading__5329_747461095"/>2.3.3.2 Filterfunktion<text:bookmark-end text:name="__RefHeading__5329_747461095"/></text:h>
      <text:p text:style-name="Text_20_body">Filterfunktionen ermöglichen spezifisches Suchen je nach Kategorie.</text:p>
      <text:h text:style-name="Heading_20_4" text:outline-level="4"><text:bookmark-start text:name="__RefHeading__5331_747461095"/>2.3.3.3 Schaltfläche neue Ressource<text:bookmark-end text:name="__RefHeading__5331_747461095"/></text:h>
      <text:p text:style-name="Text_20_body">Eine Schaltfläche zum erstellen neuer Ressourcen befindet sich ebenfalls auf der Ressourcenansicht und leitet den Benutzer, sofern eingeloggt, zu einer Seite, welche es ihm ermöglicht eine neue Ressource einzustellen.</text:p>
      <text:h text:style-name="Heading_20_3" text:outline-level="3"><text:bookmark-start text:name="__RefHeading__5321_747461095"/>2.3.4 Detailressourcenansicht<text:bookmark-end text:name="__RefHeading__5321_747461095"/></text:h>
      <text:p text:style-name="Text_20_body">Nachdem der Benutzer die Ressourcendetailansichtsschaltfläche auswählte, wird er auf die Detailressourcenansicht geleitet. Auf dieser Seite erscheint eine Beschreibung der Ressource sowie eine Bildergalerie zu dieser Ressource. </text:p>
      <text:h text:style-name="Heading_20_4" text:outline-level="4"><text:bookmark-start text:name="__RefHeading__5333_747461095"/>2.3.4.1 Bildergalerie <text:bookmark-end text:name="__RefHeading__5333_747461095"/></text:h>
      <text:p text:style-name="Text_20_body">Mehrere Bilder pro Ressource sind möglich.</text:p>
      <text:p text:style-name="Text_20_body"><text:soft-page-break/>Bilder werden durch eine Funktion einheitlich größenoptimiert und beim Anklicken im Vollbildmodus dargestellt. </text:p>
      <text:h text:style-name="Heading_20_4" text:outline-level="4"><text:bookmark-start text:name="__RefHeading__5335_747461095"/>2.3.4.2 Kalender<text:bookmark-end text:name="__RefHeading__5335_747461095"/></text:h>
      <text:p text:style-name="Text_20_body">Des Weiteren wird dem Benutzer ein Kalender präsentiert, welcher ihm die nötigen Buchungsinformationen aufzeigt. Buchungsinformationen beinhalten die Dauer der Verfügbarkeit der Ressource, mögliche Fremdbuchungen der Ressource sowie die Dauer der eigenen Buchung, sofern getätigt.</text:p>
      <text:h text:style-name="Heading_20_4" text:outline-level="4"><text:bookmark-start text:name="__RefHeading__5337_747461095"/>2.3.4.3 Buchungen<text:bookmark-end text:name="__RefHeading__5337_747461095"/></text:h>
      <text:p text:style-name="Text_20_body">Eigene Buchungen einer Ressource können durch einen Klick auf eine Buchungsschaltfäche vorgenommen werden. Dabei wird ein neues Eingabefenster aufgerufen, welches die zeitlichen Eigenschaften der gewünschten Buchung abfragt und hingehend auf die Buchung validiert.</text:p>
      <text:p text:style-name="Text_20_body">Des Weiteren gibt es die Möglichkeit, Ressourcen mit einer Gruppe zu teilen. Eine Auswahlschltfläche unterhalb des Eingabefensters weißt diesbezüglich darauf hin.</text:p>
      <text:h text:style-name="Heading_20_3" text:outline-level="3"><text:bookmark-start text:name="__RefHeading__5107_747461095"/>2.3.5 neue Ressource<text:bookmark-end text:name="__RefHeading__5107_747461095"/></text:h>
      <text:p text:style-name="Text_20_body">Dem Benutzer ist es möglich eigene Ressourcen zu erstellen und anderen Benutzern zur Verfügung zu stellen. Um eigene Ressourcen zu erstellen muss der Benutzer zu der Seite „neue Ressource erstellen“ navigieren. Auf dieser Seite befinden sich mehrere Eingabefelder die ausgefüllt werden müssen.</text:p>
      <text:p text:style-name="Text_20_body"/>
      <table:table table:name="Tabelle6" table:style-name="Tabelle6">
        <table:table-column table:style-name="Tabelle6.A"/>
        <table:table-column table:style-name="Tabelle6.B"/>
        <table:table-row>
          <table:table-cell table:style-name="Tabelle6.A1" office:value-type="string">
            <text:p text:style-name="Table_20_Contents">Eingabefeld</text:p>
          </table:table-cell>
          <table:table-cell table:style-name="Tabelle6.B1" office:value-type="string">
            <text:p text:style-name="Table_20_Contents">Beschreibung</text:p>
          </table:table-cell>
        </table:table-row>
        <table:table-row>
          <table:table-cell table:style-name="Tabelle6.A7" office:value-type="string">
            <text:p text:style-name="Text_20_body">Bilder</text:p>
          </table:table-cell>
          <table:table-cell table:style-name="Tabelle6.B7" office:value-type="string">
            <text:p text:style-name="Table_20_Contents">Uploadfunktion für Bilder, die die Ressource illustrieren.</text:p>
          </table:table-cell>
        </table:table-row>
        <table:table-row>
          <table:table-cell table:style-name="Tabelle6.A7" office:value-type="string">
            <text:p text:style-name="Text_20_body">Einstellungsdatum</text:p>
          </table:table-cell>
          <table:table-cell table:style-name="Tabelle6.B7" office:value-type="string">
            <text:p text:style-name="Table_20_Contents">Startzeitpunkt zu der die Ressource verfügbar ist.</text:p>
          </table:table-cell>
        </table:table-row>
        <table:table-row>
          <table:table-cell table:style-name="Tabelle6.A7" office:value-type="string">
            <text:p text:style-name="Text_20_body">Enddatum</text:p>
          </table:table-cell>
          <table:table-cell table:style-name="Tabelle6.B7" office:value-type="string">
            <text:p text:style-name="Table_20_Contents">Endzeitpunkt bis zu der die Ressource verfügbar ist.</text:p>
          </table:table-cell>
        </table:table-row>
        <table:table-row>
          <table:table-cell table:style-name="Tabelle6.A7" office:value-type="string">
            <text:p text:style-name="Text_20_body">Beschreibung</text:p>
          </table:table-cell>
          <table:table-cell table:style-name="Tabelle6.B7" office:value-type="string">
            <text:p text:style-name="Table_20_Contents">Beschreibung der Ressource</text:p>
          </table:table-cell>
        </table:table-row>
        <table:table-row>
          <table:table-cell table:style-name="Tabelle6.A7" office:value-type="string">
            <text:p text:style-name="Text_20_body">Ressourcentyp</text:p>
          </table:table-cell>
          <table:table-cell table:style-name="Tabelle6.B7" office:value-type="string">
            <text:p text:style-name="Table_20_Contents"/>
          </table:table-cell>
        </table:table-row>
        <table:table-row>
          <table:table-cell table:style-name="Tabelle6.A7" office:value-type="string">
            <text:p text:style-name="Text_20_body">Benutzer gruppe</text:p>
          </table:table-cell>
          <table:table-cell table:style-name="Tabelle6.B7" office:value-type="string">
            <text:p text:style-name="Table_20_Contents">Beschreibt für wen bzw. für welche Gruppen die Ressource verfügbar ist.</text:p>
          </table:table-cell>
        </table:table-row>
      </table:table>
      <text:p text:style-name="Text_20_body"/>
      <text:h text:style-name="Heading_20_1" text:outline-level="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19:07:22.036000000</meta:creation-date>
    <meta:generator>LibreOffice/4.0.4.2$Linux_x86 LibreOffice_project/400m0$Build-2</meta:generator>
    <dc:date>2013-11-19T09:09:07</dc:date>
    <meta:editing-duration>PT47M20S</meta:editing-duration>
    <meta:editing-cycles>16</meta:editing-cycles>
    <dc:creator>Wegner Kevin</dc:creator>
    <meta:document-statistic meta:table-count="6" meta:image-count="0" meta:object-count="0" meta:page-count="5" meta:paragraph-count="138" meta:word-count="1010" meta:character-count="7927" meta:non-whitespace-character-count="7044"/>
  </office:meta>
</office:document-meta>
</file>